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text-align="start" style:justify-single-word="false"/>
      <style:text-properties style:font-name="C059" fo:font-style="normal" officeooo:rsid="000e1eeb" officeooo:paragraph-rsid="000e1eeb" style:font-style-asian="normal" style:font-style-complex="normal"/>
    </style:style>
    <style:style style:name="P2" style:family="paragraph" style:parent-style-name="Text_20_body">
      <style:paragraph-properties fo:text-align="justify" style:justify-single-word="false"/>
      <style:text-properties officeooo:paragraph-rsid="00179fa1"/>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rsid="00110368" officeooo:paragraph-rsid="00179fa1"/>
    </style:style>
    <style:style style:name="P5" style:family="paragraph" style:parent-style-name="Text_20_body">
      <style:text-properties style:font-name="C059" fo:font-style="normal" officeooo:rsid="000e1eeb" officeooo:paragraph-rsid="000e1eeb" style:font-style-asian="normal" style:font-style-complex="normal"/>
    </style:style>
    <style:style style:name="T1" style:family="text">
      <style:text-properties officeooo:rsid="00179fa1"/>
    </style:style>
    <style:style style:name="T2" style:family="text">
      <style:text-properties officeooo:rsid="0011f627"/>
    </style:style>
    <style:style style:name="T3" style:family="text">
      <style:text-properties fo:font-weight="bold" officeooo:rsid="00179fa1" style:font-weight-asian="bold" style:font-weight-complex="bold"/>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itle</text:span><text:span text:style-name="T2">: </text:span>Lenderr</text:p>
      <text:p text:style-name="P2"><text:span text:style-name="T3">Description</text:span><text:span text:style-name="T4">:</text:span> Lenderr is a community-based platform that allows neighbors to lend and borrow tools or infrequently used items. Instead of purchasing something you might only need once, Lenderr connects users with local item owners, enabling them to borrow what they need.</text:p>
      <text:p text:style-name="P3">Users can easily search for items based on their location, availability, and rental period, while owners can earn extra income by lending out their unused belongings. The platform facilitates communication and negotiation between users to ensure a seamless and efficient experience.</text:p>
      <text:p text:style-name="P2"/>
      <text:p text:style-name="P4"/>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4:26:52.576132434</meta:creation-date>
    <dc:date>2024-10-06T14:42:30.899649290</dc:date>
    <meta:editing-duration>PT31M32S</meta:editing-duration>
    <meta:editing-cycles>9</meta:editing-cycles>
    <meta:generator>LibreOffice/24.8.2.1$Linux_X86_64 LibreOffice_project/480$Build-1</meta:generator>
    <meta:document-statistic meta:table-count="0" meta:image-count="0" meta:object-count="0" meta:page-count="1" meta:paragraph-count="3" meta:word-count="84" meta:character-count="566" meta:non-whitespace-character-count="485"/>
  </office:meta>
</office:document-meta>
</file>